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B00000BB700001089A8D92C65.svm"/>
  <manifest:file-entry manifest:media-type="" manifest:full-path="Pictures/2000005500000DC800000845F2D54080.svm"/>
  <manifest:file-entry manifest:media-type="" manifest:full-path="Pictures/2000004D00000F290000108994C1F913.svm"/>
  <manifest:file-entry manifest:media-type="" manifest:full-path="Pictures/2000019900001B900000176D072EFFBC.svm"/>
  <manifest:file-entry manifest:media-type="" manifest:full-path="Pictures/2000003400000422000010892F83386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Math_20_text">
      <style:text-properties officeooo:paragraph-rsid="0015877d"/>
    </style:style>
    <style:style style:name="P3" style:family="paragraph" style:parent-style-name="Math_20_text">
      <style:text-properties officeooo:paragraph-rsid="00162154"/>
    </style:style>
    <style:style style:name="P4" style:family="paragraph" style:parent-style-name="Math_20_text">
      <style:text-properties officeooo:paragraph-rsid="00179708"/>
    </style:style>
    <style:style style:name="P5" style:family="paragraph" style:parent-style-name="Math_20_text">
      <style:text-properties officeooo:paragraph-rsid="0018b88b"/>
    </style:style>
    <style:style style:name="P6" style:family="paragraph" style:parent-style-name="Math_20_text">
      <style:text-properties officeooo:paragraph-rsid="001cf721"/>
    </style:style>
    <style:style style:name="P7" style:family="paragraph" style:parent-style-name="Math_20_text">
      <style:text-properties officeooo:paragraph-rsid="001ee84e"/>
    </style:style>
    <style:style style:name="P8" style:family="paragraph" style:parent-style-name="Math_20_text">
      <style:text-properties fo:color="#999999" officeooo:paragraph-rsid="001cf721"/>
    </style:style>
    <style:style style:name="P9" style:family="paragraph" style:parent-style-name="Math_20_text">
      <style:text-properties fo:color="#999999" style:text-position="0% 100%" officeooo:rsid="001cf721" officeooo:paragraph-rsid="001cf721"/>
    </style:style>
    <style:style style:name="P10" style:family="paragraph" style:parent-style-name="Math_20_text">
      <style:text-properties officeooo:paragraph-rsid="002074d4"/>
    </style:style>
    <style:style style:name="P11" style:family="paragraph" style:parent-style-name="Math_20_text">
      <style:text-properties officeooo:paragraph-rsid="0021a2db"/>
    </style:style>
    <style:style style:name="P12" style:family="paragraph" style:parent-style-name="Math_20_text">
      <style:text-properties officeooo:paragraph-rsid="0022d52f"/>
    </style:style>
    <style:style style:name="P13" style:family="paragraph" style:parent-style-name="Math_20_text">
      <style:text-properties officeooo:rsid="00127388" officeooo:paragraph-rsid="00127388"/>
    </style:style>
    <style:style style:name="P14" style:family="paragraph" style:parent-style-name="Math_20_text">
      <style:text-properties officeooo:rsid="00127388" officeooo:paragraph-rsid="002a64f0"/>
    </style:style>
    <style:style style:name="P15" style:family="paragraph" style:parent-style-name="Math_20_text">
      <style:text-properties officeooo:rsid="0013b64b" officeooo:paragraph-rsid="0013b64b"/>
    </style:style>
    <style:style style:name="P16" style:family="paragraph" style:parent-style-name="Math_20_text">
      <style:text-properties officeooo:rsid="0015877d" officeooo:paragraph-rsid="0015877d"/>
    </style:style>
    <style:style style:name="P17" style:family="paragraph" style:parent-style-name="Math_20_text">
      <style:text-properties style:text-position="0% 100%" officeooo:rsid="00162154" officeooo:paragraph-rsid="00162154"/>
    </style:style>
    <style:style style:name="P18" style:family="paragraph" style:parent-style-name="Math_20_text">
      <style:text-properties style:text-position="0% 100%" officeooo:rsid="00179708" officeooo:paragraph-rsid="00179708"/>
    </style:style>
    <style:style style:name="P19" style:family="paragraph" style:parent-style-name="Math_20_text">
      <style:text-properties style:text-position="0% 100%" officeooo:rsid="0018b88b" officeooo:paragraph-rsid="00179708"/>
    </style:style>
    <style:style style:name="P20" style:family="paragraph" style:parent-style-name="Math_20_text">
      <style:text-properties style:text-position="0% 100%" officeooo:rsid="0018b88b" officeooo:paragraph-rsid="0018b88b"/>
    </style:style>
    <style:style style:name="P21" style:family="paragraph" style:parent-style-name="Math_20_text">
      <style:text-properties style:text-position="0% 100%" officeooo:rsid="0019ed7a" officeooo:paragraph-rsid="0019ed7a"/>
    </style:style>
    <style:style style:name="P22" style:family="paragraph" style:parent-style-name="Math_20_text">
      <style:text-properties style:text-position="0% 100%" officeooo:rsid="001cf721" officeooo:paragraph-rsid="001cf721"/>
    </style:style>
    <style:style style:name="P23" style:family="paragraph" style:parent-style-name="Math_20_text">
      <style:text-properties style:text-position="0% 100%" officeooo:rsid="001ee84e" officeooo:paragraph-rsid="001ee84e"/>
    </style:style>
    <style:style style:name="P24" style:family="paragraph" style:parent-style-name="Math_20_text">
      <style:text-properties style:text-position="0% 100%" fo:font-weight="normal" officeooo:rsid="001ee84e" officeooo:paragraph-rsid="001ee84e" style:font-weight-asian="normal" style:font-weight-complex="normal"/>
    </style:style>
    <style:style style:name="P25" style:family="paragraph" style:parent-style-name="Math_20_text">
      <style:text-properties style:text-position="0% 100%" fo:font-weight="normal" officeooo:rsid="002074d4" officeooo:paragraph-rsid="002074d4" style:font-weight-asian="normal" style:font-weight-complex="normal"/>
    </style:style>
    <style:style style:name="P26" style:family="paragraph" style:parent-style-name="Math_20_text">
      <style:text-properties style:text-position="0% 100%" style:text-underline-style="none" fo:font-weight="normal" officeooo:rsid="002074d4" officeooo:paragraph-rsid="002074d4" style:font-weight-asian="normal" style:font-weight-complex="normal"/>
    </style:style>
    <style:style style:name="P27" style:family="paragraph" style:parent-style-name="Math_20_text">
      <style:text-properties style:text-position="0% 100%" style:text-underline-style="none" fo:font-weight="normal" officeooo:rsid="0021a2db" officeooo:paragraph-rsid="0021a2db" style:font-weight-asian="normal" style:font-weight-complex="normal"/>
    </style:style>
    <style:style style:name="P28" style:family="paragraph" style:parent-style-name="Math_20_text">
      <style:text-properties style:text-position="0% 100%" style:text-underline-style="none" fo:font-weight="normal" officeooo:rsid="0022d52f" officeooo:paragraph-rsid="0022d52f" style:font-weight-asian="normal" style:font-weight-complex="normal"/>
    </style:style>
    <style:style style:name="P29" style:family="paragraph" style:parent-style-name="Math_20_text">
      <style:text-properties style:text-position="0% 100%" style:text-underline-style="none" fo:font-weight="normal" officeooo:rsid="00238e6e" officeooo:paragraph-rsid="00238e6e" style:font-weight-asian="normal" style:font-weight-complex="normal"/>
    </style:style>
    <style:style style:name="P30" style:family="paragraph" style:parent-style-name="Math_20_text">
      <style:paragraph-properties>
        <style:tab-stops>
          <style:tab-stop style:position="0.4898in"/>
          <style:tab-stop style:position="1.698in"/>
          <style:tab-stop style:position="1.7083in"/>
        </style:tab-stops>
      </style:paragraph-properties>
      <style:text-properties style:text-position="0% 100%" style:text-underline-style="none" fo:font-weight="normal" officeooo:rsid="00238e6e" officeooo:paragraph-rsid="00238e6e" style:font-weight-asian="normal" style:font-weight-complex="normal"/>
    </style:style>
    <style:style style:name="P31" style:family="paragraph" style:parent-style-name="Math_20_text">
      <style:text-properties style:text-position="0% 100%" style:text-underline-style="none" fo:font-weight="normal" officeooo:rsid="00238e6e" officeooo:paragraph-rsid="00278754" style:font-weight-asian="normal" style:font-weight-complex="normal"/>
    </style:style>
    <style:style style:name="P32" style:family="paragraph" style:parent-style-name="Math_20_text">
      <style:text-properties style:text-position="0% 100%" style:text-underline-style="none" fo:font-weight="normal" officeooo:rsid="00278754" officeooo:paragraph-rsid="00278754" style:font-weight-asian="normal" style:font-weight-complex="normal"/>
    </style:style>
    <style:style style:name="P33" style:family="paragraph" style:parent-style-name="Math_20_text">
      <style:text-properties style:text-position="0% 100%" style:text-underline-style="none" fo:font-weight="normal" officeooo:rsid="00287d7f" officeooo:paragraph-rsid="00287d7f" style:font-weight-asian="normal" style:font-weight-complex="normal"/>
    </style:style>
    <style:style style:name="P34" style:family="paragraph" style:parent-style-name="Math_20_text">
      <style:text-properties officeooo:paragraph-rsid="00127388"/>
    </style:style>
    <style:style style:name="P35" style:family="paragraph" style:parent-style-name="Math_20_text">
      <style:paragraph-properties fo:break-before="page"/>
      <style:text-properties style:text-position="0% 100%" officeooo:rsid="0019ed7a" officeooo:paragraph-rsid="0019ed7a"/>
    </style:style>
    <style:style style:name="P36" style:family="paragraph" style:parent-style-name="Math_20_text">
      <style:paragraph-properties fo:break-before="page"/>
      <style:text-properties style:text-position="0% 100%" style:text-underline-style="none" fo:font-weight="normal" officeooo:rsid="00238e6e" officeooo:paragraph-rsid="00238e6e" style:font-weight-asian="normal" style:font-weight-complex="normal"/>
    </style:style>
    <style:style style:name="P37" style:family="paragraph" style:parent-style-name="Standard">
      <style:text-properties officeooo:rsid="0013ec93" officeooo:paragraph-rsid="002a64f0"/>
    </style:style>
    <style:style style:name="P38" style:family="paragraph" style:parent-style-name="Math_20_text">
      <style:text-properties style:text-position="0% 100%" style:text-underline-style="none" fo:font-weight="normal" officeooo:rsid="00287d7f" officeooo:paragraph-rsid="00287d7f" style:font-weight-asian="normal" style:font-weight-complex="normal"/>
    </style:style>
    <style:style style:name="P39" style:family="paragraph" style:parent-style-name="Heading_20_1" style:master-page-name="First_20_Page">
      <style:paragraph-properties fo:margin-top="0in" fo:margin-bottom="0in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2a64f0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40" style:family="paragraph">
      <style:paragraph-properties fo:text-align="center"/>
    </style:style>
    <style:style style:name="T1" style:family="text">
      <style:text-properties officeooo:rsid="00127388"/>
    </style:style>
    <style:style style:name="T2" style:family="text">
      <style:text-properties officeooo:rsid="0013b64b"/>
    </style:style>
    <style:style style:name="T3" style:family="text">
      <style:text-properties officeooo:rsid="0015877d"/>
    </style:style>
    <style:style style:name="T4" style:family="text">
      <style:text-properties officeooo:rsid="00162154"/>
    </style:style>
    <style:style style:name="T5" style:family="text">
      <style:text-properties style:text-position="sub 58%" officeooo:rsid="00162154"/>
    </style:style>
    <style:style style:name="T6" style:family="text">
      <style:text-properties style:text-position="sub 58%" officeooo:rsid="001ee84e"/>
    </style:style>
    <style:style style:name="T7" style:family="text">
      <style:text-properties style:text-position="sub 58%" fo:font-weight="normal" officeooo:rsid="001ee84e" style:font-weight-asian="normal" style:font-weight-complex="normal"/>
    </style:style>
    <style:style style:name="T8" style:family="text">
      <style:text-properties style:text-position="0% 100%" officeooo:rsid="00162154"/>
    </style:style>
    <style:style style:name="T9" style:family="text">
      <style:text-properties style:text-position="0% 100%" officeooo:rsid="00179708"/>
    </style:style>
    <style:style style:name="T10" style:family="text">
      <style:text-properties style:text-position="0% 100%" officeooo:rsid="0018b88b"/>
    </style:style>
    <style:style style:name="T11" style:family="text">
      <style:text-properties style:text-position="0% 100%" officeooo:rsid="0019ed7a"/>
    </style:style>
    <style:style style:name="T12" style:family="text">
      <style:text-properties style:text-position="0% 100%" officeooo:rsid="001cf721"/>
    </style:style>
    <style:style style:name="T13" style:family="text">
      <style:text-properties style:text-position="0% 100%" officeooo:rsid="001ee84e"/>
    </style:style>
    <style:style style:name="T14" style:family="text">
      <style:text-properties style:text-position="0% 100%" fo:font-weight="normal" officeooo:rsid="001ee84e" style:font-weight-asian="normal" style:font-weight-complex="normal"/>
    </style:style>
    <style:style style:name="T15" style:family="text">
      <style:text-properties style:text-position="0% 100%" fo:font-weight="normal" officeooo:rsid="002074d4" style:font-weight-asian="normal" style:font-weight-complex="normal"/>
    </style:style>
    <style:style style:name="T16" style:family="text">
      <style:text-properties style:text-position="0% 100%" style:text-underline-style="solid" style:text-underline-width="auto" style:text-underline-color="font-color" fo:font-weight="normal" officeooo:rsid="002074d4" style:font-weight-asian="normal" style:font-weight-complex="normal"/>
    </style:style>
    <style:style style:name="T17" style:family="text">
      <style:text-properties style:text-position="0% 100%" style:text-underline-style="none" fo:font-weight="normal" officeooo:rsid="002074d4" style:font-weight-asian="normal" style:font-weight-complex="normal"/>
    </style:style>
    <style:style style:name="T18" style:family="text">
      <style:text-properties style:text-position="0% 100%" style:text-underline-style="none" fo:font-weight="normal" officeooo:rsid="0021a2db" style:font-weight-asian="normal" style:font-weight-complex="normal"/>
    </style:style>
    <style:style style:name="T19" style:family="text">
      <style:text-properties style:text-position="0% 100%" style:text-underline-style="none" fo:font-weight="normal" officeooo:rsid="0022d52f" style:font-weight-asian="normal" style:font-weight-complex="normal"/>
    </style:style>
    <style:style style:name="T20" style:family="text">
      <style:text-properties officeooo:rsid="0021a2db"/>
    </style:style>
    <style:style style:name="T21" style:family="text">
      <style:text-properties officeooo:rsid="002e511f"/>
    </style:style>
    <style:style style:name="T22" style:family="text">
      <style:text-properties officeooo:rsid="002f3e31"/>
    </style:style>
    <style:style style:name="T23" style:family="text">
      <style:text-properties officeooo:rsid="00325b1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098in" draw:fill="none" draw:textarea-vertical-align="middle" draw:auto-grow-height="false" fo:min-height="0.5201in" fo:min-width="0.3465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98in" draw:marker-start="" draw:marker-end="Arrowheads_20_1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start="" draw:marker-end="" draw:fill="none" draw:textarea-vertical-align="middle" draw:auto-grow-height="false" fo:min-height="0.5201in" fo:min-width="0.3465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098in" draw:marker-start="" draw:marker-end="Arrowheads_20_1" draw:marker-end-width="0.1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098in" draw:fill="none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2011-(01)jan-14: dag 1</text:h>
      <text:p text:style-name="P37"/>
      <text:p text:style-name="P14">SF1610 – Diskret matematik</text:p>
      <text:p text:style-name="P13"/>
      <text:p text:style-name="P13">Diskret = inkontinu<text:span text:style-name="T21">e</text:span>rlig<text:tab/>(inga derivator, integraler &amp;c)</text:p>
      <text:p text:style-name="P13"/>
      <text:p text:style-name="P13"/>
      <text:p text:style-name="P13">Kursintroduktion</text:p>
      <text:p text:style-name="P13"/>
      <text:p text:style-name="P34"><text:span text:style-name="T1"><text:tab/>Aritmetik och mängder</text:span><text:span text:style-name="T2"><text:tab/></text:span><text:span text:style-name="T1">(</text:span><text:span text:style-name="T2">Heltalsräkning, primtal, med mera</text:span><text:span text:style-name="T1">)</text:span></text:p>
      <text:p text:style-name="P15"><text:tab/>Kombinatorik<text:tab/><text:tab/>(Räkna saker och möjligheter)</text:p>
      <text:p text:style-name="P15"><text:tab/>Algebra<text:tab/><text:tab/><text:tab/>(Grupper, permutationer)</text:p>
      <text:p text:style-name="P15"><text:tab/>Tillämpad algebra</text:p>
      <text:p text:style-name="P15"/>
      <text:p text:style-name="P15"/>
      <text:p text:style-name="P16">Kursens huvuddelar:<text:tab/>(Motsvarar KS:arna)</text:p>
      <text:p text:style-name="P16"/>
      <text:p text:style-name="P16"><text:tab/>Aritmetik och mängder</text:p>
      <text:p text:style-name="P16"/>
      <text:p text:style-name="P16"><text:tab/><text:tab/>Exempel:<text:tab/>Finn alla heltal, m och n, så att</text:p>
      <text:p text:style-name="P16"><text:tab/><text:tab/><text:tab/><text:tab/>31m + 15n = 102</text:p>
      <text:p text:style-name="P16"/>
      <text:p text:style-name="P2"><text:span text:style-name="T3"><text:tab/><text:tab/>Exempel:<text:tab/></text:span><text:span text:style-name="T4">Låt a</text:span><text:span text:style-name="T5">0</text:span><text:span text:style-name="T4"> = 0, a</text:span><text:span text:style-name="T5">1</text:span><text:span text:style-name="T4"> = 1, a</text:span><text:span text:style-name="T5">2</text:span><text:span text:style-name="T8"> = 1, a</text:span><text:span text:style-name="T5">3</text:span><text:span text:style-name="T8"> = 2,</text:span></text:p>
      <text:p text:style-name="P3"><text:span text:style-name="T8"><text:tab/><text:tab/><text:tab/><text:tab/>a</text:span><text:span text:style-name="T5">4</text:span><text:span text:style-name="T8"> = 3, a</text:span><text:span text:style-name="T5">5</text:span><text:span text:style-name="T8"> = 5, ... vad är a</text:span><text:span text:style-name="T5">1000000</text:span><text:span text:style-name="T8">?</text:span></text:p>
      <text:p text:style-name="P17"/>
      <text:p text:style-name="P17"><text:tab/>Kominatorik</text:p>
      <text:p text:style-name="P17"/>
      <text:p text:style-name="P17"><text:tab/><text:tab/>Exempel:<text:tab/>n styckna brev stoppas i varsit slumpmässigt kuvert.</text:p>
      <text:p text:style-name="P17"><text:tab/><text:tab/><text:tab/><text:tab/>Hur stor sannolikhet är det att inget brev hamnar i</text:p>
      <text:p text:style-name="P17"><text:tab/><text:tab/><text:tab/><text:tab/>rätt kuvert?</text:p>
      <text:p text:style-name="P17"/>
      <text:p text:style-name="P17"><text:tab/><text:tab/>Exempel:<text:tab/>På hur många sätt kan 13 identiska vita kulor och 3</text:p>
      <text:p text:style-name="P17"><text:tab/><text:tab/><text:tab/><text:tab/>färgade olika kulor ordnas så att inga färgade kulor</text:p>
      <text:p text:style-name="P17"><text:tab/><text:tab/><text:tab/><text:tab/>ligger intill varandra?</text:p>
      <text:p text:style-name="P17"/>
      <text:p text:style-name="P17"><text:tab/>Algebra, gruppteori</text:p>
      <text:p text:style-name="P17"/>
      <text:p text:style-name="P17"><text:tab/><text:tab/>Exempel:<text:tab/>Om p är ett primtal så är talet (p − 1)! + 1 delbart med p.</text:p>
      <text:p text:style-name="P17"/>
      <text:p text:style-name="P17"><text:tab/><text:tab/>Exempel:<text:tab/>Riffeblandning av en kortlek; hur många gånger behövs</text:p>
      <text:p text:style-name="P17"><text:tab/><text:tab/><text:tab/><text:tab/>den blandas för att återgå <text:span text:style-name="T21">t</text:span>ill ursprungliga tillståndet?</text:p>
      <text:p text:style-name="P17"/>
      <text:p text:style-name="P17"><text:tab/>Tillämpad algebra</text:p>
      <text:p text:style-name="P17"/>
      <text:p text:style-name="P17"><text:tab/><text:tab/>Koder<text:tab/>, logiska kretsar.</text:p>
      <text:p text:style-name="P3"><text:soft-page-break/><text:span text:style-name="T9"><text:tab/></text:span><text:span text:style-name="T8">Grafer och nätverk.</text:span></text:p>
      <text:p text:style-name="P17"><draw:frame draw:style-name="fr1" draw:name="graphics1" text:anchor-type="paragraph" svg:x="2.6638in" svg:y="0.0736in" svg:width="0.7972in" svg:height="0.4783in" draw:z-index="0"><draw:image xlink:href="Pictures/2000005500000DC800000845F2D54080.svm" xlink:type="simple" xlink:show="embed" xlink:actuate="onLoad"/></draw:frame></text:p>
      <text:p text:style-name="P18"><text:tab/><text:tab/>Exempel:<text:tab/>Visa att<text:tab/><text:tab/> inte kan ritas utan</text:p>
      <text:p text:style-name="P18"><text:tab/><text:tab/><text:tab/><text:tab/>minst <text:tab/><text:tab/> två korsande linjer.</text:p>
      <text:p text:style-name="P18"/>
      <text:p text:style-name="P18"/>
      <text:p text:style-name="P18">Idag om heltal, 3 kap. i först boken.</text:p>
      <text:p text:style-name="P18"/>
      <text:p text:style-name="P18"/>
      <text:p text:style-name="P18">Division av heltal</text:p>
      <text:p text:style-name="P18"/>
      <text:p text:style-name="P4"><text:span text:style-name="T9"><text:tab/></text:span><text:span text:style-name="T9"><draw:frame draw:style-name="fr3" draw:name="Object1" text:anchor-type="as-char" svg:width="0.2453in" svg:height="0.411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0">? Inget heltal!<text:tab/></text:span><text:span text:style-name="T10"><draw:frame draw:style-name="fr4" draw:name="Object2" text:anchor-type="as-char" svg:width="1.5165in" svg:height="0.4354in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9"/>
      <text:p text:style-name="P20"><text:tab/>37 delat med 5 get kvoten 7 med resten 2. Det vill säga 37 = 5⋅7 + 2.</text:p>
      <text:p text:style-name="P20"><text:tab/><text:tab/><text:tab/><text:tab/><text:tab/><text:tab/><text:tab/> <text:s text:c="2"/>↑</text:p>
      <text:p text:style-name="P20"><text:tab/><text:tab/><text:tab/><text:tab/><text:tab/><text:tab/>Principala resten, 0 ≤ <text:span text:style-name="T22">r</text:span> &lt; 5</text:p>
      <text:p text:style-name="P20"/>
      <text:p text:style-name="P20"/>
      <text:p text:style-name="P20">Sats: Division med rest</text:p>
      <text:p text:style-name="P20"/>
      <text:p text:style-name="P20"><text:tab/>Om heltalen p och d ≠ 0 finns entydiga heltal q och r sådana att</text:p>
      <text:p text:style-name="P20"><text:tab/>p = q⋅d + r, 0 ≤ <text:span text:style-name="T22">r</text:span> &lt; |d|</text:p>
      <text:p text:style-name="P20"><text:tab/> <text:s text:c="7"/>↑ <text:s text:c="4"/>↑</text:p>
      <text:p text:style-name="P20"><text:tab/> <text:s text:c="4"/>kvot <text:s text:c="3"/>rest</text:p>
      <text:p text:style-name="P20"/>
      <text:p text:style-name="P20">Bevis:</text:p>
      <text:p text:style-name="P20"/>
      <text:p text:style-name="P20"><text:tab/>Låt d &gt; 0<text:tab/>(d &lt; 0 byter tecken på q)</text:p>
      <text:p text:style-name="P20"><text:tab/>Betrakta alla heltal &gt; 0, av formen p − ad, a ∈ ℤ</text:p>
      <text:p text:style-name="P20"/>
      <text:p text:style-name="P20"><text:tab/>Finns minst ett sådant tal<text:tab/>(a = −|p| ⇒ p − ad = p + d|p| ≥ 0)</text:p>
      <text:p text:style-name="P20"/>
      <text:p text:style-name="P20"><text:tab/>Låt r vara det minsta sådana talet.</text:p>
      <text:p text:style-name="P20"><text:tab/>(r = p − qd ≥ 0, q = lägsta)</text:p>
      <text:p text:style-name="P20"/>
      <text:p text:style-name="P20"><text:tab/>Vi har då q och r så att p = qd + r, 0 ≤ r &lt; d.</text:p>
      <text:p text:style-name="P20"/>
      <text:p text:style-name="P20"><text:tab/>Kvar att visa: entydighet</text:p>
      <text:p text:style-name="P20"/>
      <text:p text:style-name="P20"><text:tab/>Om p = qd + r = q'd + r, 0 ≤ r, r' &lt; d då (q − q')d = r' − r</text:p>
      <text:p text:style-name="P5"><text:span text:style-name="T10"><text:tab/></text:span><text:span text:style-name="T11">q − q':<text:tab/>heltal</text:span></text:p>
      <text:p text:style-name="P21"><text:tab/>r' − r:<text:tab/><text:tab/>−d &lt; r' − r &lt; d</text:p>
      <text:p text:style-name="P21"/>
      <text:p text:style-name="P21"><text:tab/>Detta ger q − q' = 0, det vill säga q = q', r = r'</text:p>
      <text:p text:style-name="P21"/>
      <text:p text:style-name="P35">Talbaser</text:p>
      <text:p text:style-name="P21"/>
      <text:p text:style-name="P22"><text:tab/>Att skriva tal i basen t:</text:p>
      <text:p text:style-name="P22"/>
      <text:p text:style-name="P22"><text:tab/>Låt x och t vara heltal<text:tab/>(x ≥ 0, t ≥ 2)</text:p>
      <text:p text:style-name="P9"><text:tab/><text:tab/><text:tab/><text:tab/><text:tab/>(Det går att ha godtyckliga komplexa tal x,</text:p>
      <text:p text:style-name="P9"><text:tab/><text:tab/><text:tab/><text:tab/><text:tab/>eller generellar<text:span text:style-name="T22">e</text:span>, och reela, komplexa, eller</text:p>
      <text:p text:style-name="P8"><text:span text:style-name="T12"><text:tab/><text:tab/><text:tab/><text:tab/><text:tab/>generellare t med heltals komponent, och</text:span><text:span text:style-name="T13"> </text:span><text:span text:style-name="T12">|t| &gt; 1)</text:span></text:p>
      <text:p text:style-name="P6"/>
      <text:p text:style-name="P23"><text:tab/>Dividera x med t:</text:p>
      <text:p text:style-name="P23"/>
      <text:p text:style-name="P7"><text:span text:style-name="T13"><text:tab/><text:tab/>x = q</text:span><text:span text:style-name="T6">0</text:span><text:span text:style-name="T13">t + r</text:span><text:span text:style-name="T6">0</text:span><text:span text:style-name="T13">,<text:tab/>0 ≤ r</text:span><text:span text:style-name="T7">0</text:span><text:span text:style-name="T14"> &lt; t</text:span></text:p>
      <text:p text:style-name="P7"><text:span text:style-name="T14"><text:tab/><text:tab/>q</text:span><text:span text:style-name="T7">0</text:span><text:span text:style-name="T14"> = q</text:span><text:span text:style-name="T7">1</text:span><text:span text:style-name="T14">t + r</text:span><text:span text:style-name="T7">1</text:span><text:span text:style-name="T14">,<text:tab/>0 ≤ r</text:span><text:span text:style-name="T7">1</text:span><text:span text:style-name="T14"> &lt; t</text:span></text:p>
      <text:p text:style-name="P7"><text:span text:style-name="T14"><text:tab/><text:tab/>q</text:span><text:span text:style-name="T7">1</text:span><text:span text:style-name="T14"> = q</text:span><text:span text:style-name="T7">2</text:span><text:span text:style-name="T14">t + r</text:span><text:span text:style-name="T7">2</text:span><text:span text:style-name="T14">,<text:tab/>0 ≤ r</text:span><text:span text:style-name="T7">2</text:span><text:span text:style-name="T14"> &lt; t</text:span></text:p>
      <text:p text:style-name="P7"><text:span text:style-name="T14"><text:tab/><text:tab/>q</text:span><text:span text:style-name="T7">3</text:span><text:span text:style-name="T14"> = q</text:span><text:span text:style-name="T7">3</text:span><text:span text:style-name="T14">t + r</text:span><text:span text:style-name="T7">3</text:span><text:span text:style-name="T14">,<text:tab/>0 ≤ r</text:span><text:span text:style-name="T7">3</text:span><text:span text:style-name="T14"> &lt; t</text:span></text:p>
      <text:p text:style-name="P24"><text:tab/><text:tab/><text:tab/>·</text:p>
      <text:p text:style-name="P24"><text:tab/><text:tab/><text:tab/>·</text:p>
      <text:p text:style-name="P24"><text:tab/><text:tab/><text:tab/>·</text:p>
      <text:p text:style-name="P7"><text:span text:style-name="T14"><text:tab/><text:tab/>q</text:span><text:span text:style-name="T7">n + 1</text:span><text:span text:style-name="T14"> = q</text:span><text:span text:style-name="T7">n</text:span><text:span text:style-name="T14">t + r</text:span><text:span text:style-name="T7">n</text:span><text:span text:style-name="T14">,<text:tab/>q</text:span><text:span text:style-name="T7">n</text:span><text:span text:style-name="T14"> = 0, 0 ≤ r</text:span><text:span text:style-name="T7">n</text:span><text:span text:style-name="T14"> &lt; t ⇒ q</text:span><text:span text:style-name="T7">n − 1</text:span><text:span text:style-name="T14"> = r</text:span><text:span text:style-name="T7">n</text:span></text:p>
      <text:p text:style-name="P24"/>
      <text:p text:style-name="P24"><text:tab/>Detta ger:</text:p>
      <text:p text:style-name="P24"/>
      <text:p text:style-name="P7"><text:span text:style-name="T14"><text:tab/><text:tab/></text:span><text:span text:style-name="T14"><draw:frame draw:style-name="fr4" draw:name="Object3" text:anchor-type="as-char" svg:width="3.8402in" svg:height="0.6984in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4"/>
      <text:p text:style-name="P7"><text:span text:style-name="T14"><text:tab/><text:tab/></text:span><text:span text:style-name="T14"><draw:frame draw:style-name="fr4" draw:name="Object4" text:anchor-type="as-char" svg:width="3.7244in" svg:height="0.4319in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4"/>
      <text:p text:style-name="P24"/>
      <text:p text:style-name="P25">Exempel</text:p>
      <text:p text:style-name="P25"/>
      <text:p text:style-name="P10"><text:span text:style-name="T15"><text:tab/></text:span><text:span text:style-name="T15"><draw:frame draw:style-name="fr4" draw:name="Object7" text:anchor-type="as-char" svg:width="0.4236in" svg:height="0.1929in" draw:z-index="16"><draw:object xlink:href="./Object 7" xlink:type="simple" xlink:show="embed" xlink:actuate="onLoad"/><draw:image xlink:href="./ObjectReplacements/Object 7" xlink:type="simple" xlink:show="embed" xlink:actuate="onLoad"/></draw:frame></text:span><text:span text:style-name="T15">i basen </text:span><text:span text:style-name="T16">11</text:span></text:p>
      <text:p text:style-name="P26"/>
      <text:p text:style-name="P26"/>
      <text:p text:style-name="P10"><draw:custom-shape text:anchor-type="paragraph" draw:z-index="6" draw:style-name="gr1" draw:text-style-name="P40" svg:width="0.1669in" svg:height="1.6776in" svg:x="2.4673in" svg:y="0.0744in"><text:p/>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text:anchor-type="paragraph" draw:z-index="7" draw:style-name="gr2" draw:text-style-name="P40" svg:x1="1.426in" svg:y1="0.189in" svg:x2="0.9571in" svg:y2="0.5744in"><text:p/></draw:line><draw:line text:anchor-type="paragraph" draw:z-index="8" draw:style-name="gr2" draw:text-style-name="P40" svg:x1="1.4776in" svg:y1="0.7445in" svg:x2="0.8839in" svg:y2="1.0953in"><text:p/></draw:line><draw:line text:anchor-type="paragraph" draw:z-index="9" draw:style-name="gr2" draw:text-style-name="P40" svg:x1="1.5406in" svg:y1="1.2862in" svg:x2="0.8425in" svg:y2="1.6264in"><text:p/></draw:line><text:span text:style-name="T17"><text:tab/></text:span><text:span text:style-name="T17"><draw:frame draw:style-name="fr5" draw:name="Object5" text:anchor-type="as-char" svg:y="-0.6945in" svg:width="3.5346in" svg:height="1.9193in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6"><text:soft-page-break/><text:tab/><text:span text:style-name="T20">Exempel</text:span></text:p>
      <text:p text:style-name="P27"/>
      <text:p text:style-name="P11"><text:span text:style-name="T18"><text:tab/></text:span><text:span text:style-name="T18"><draw:frame draw:style-name="fr4" draw:name="Object6" text:anchor-type="as-char" svg:width="4.5083in" svg:height="0.3307in" draw:z-index="11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7"/>
      <text:p text:style-name="P28"><text:tab/>Särskillt viktigt:<text:tab/>Binära tal (2-bas)</text:p>
      <text:p text:style-name="P28"/>
      <text:p text:style-name="P12"><draw:custom-shape text:anchor-type="paragraph" draw:z-index="10" draw:style-name="gr3" draw:text-style-name="P40" svg:width="0.198in" svg:height="2.2862in" svg:x="2.4362in" svg:y="0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9"><text:tab/></text:span><text:span text:style-name="T19"><draw:frame draw:style-name="fr4" draw:name="Object8" text:anchor-type="as-char" svg:width="4.0102in" svg:height="2.2866in" draw:z-index="12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8"/>
      <text:p text:style-name="P28"/>
      <text:p text:style-name="P28"/>
      <text:p text:style-name="P28">Delbarhet, primtal &amp;c</text:p>
      <text:p text:style-name="P28"/>
      <text:p text:style-name="P28"><text:tab/>Om d och m är heltal:</text:p>
      <text:p text:style-name="P28"/>
      <text:p text:style-name="P28"><text:tab/><text:tab/>d|m läses som “d derlar m”, “d är en delare till m”,</text:p>
      <text:p text:style-name="P28"><draw:line text:anchor-type="paragraph" draw:z-index="13" draw:style-name="gr4" draw:text-style-name="P40" svg:x1="1.1862in" svg:y1="0.3626in" svg:x2="1.1862in" svg:y2="0.0398in"><text:p/></draw:line><text:tab/><text:tab/><text:tab/>“m är en multipel av d”...</text:p>
      <text:p text:style-name="P28"/>
      <text:p text:style-name="P28"><text:tab/><text:tab/>En heltalsrelation</text:p>
      <text:p text:style-name="P28"/>
      <text:p text:style-name="P28"><text:tab/>d|m betyder att det finns ett heltal q sådant att m = qd,</text:p>
      <text:p text:style-name="P28"><text:tab/>det vill säga en kvot utan rest.</text:p>
      <text:p text:style-name="P28"/>
      <text:p text:style-name="P28">Exempel:</text:p>
      <text:p text:style-name="P28"/>
      <text:p text:style-name="P28"><text:tab/>2∣6, −8∣24 14∤2, 5∣0, 0∤7, −3∣−18, 0∣0.</text:p>
      <text:p text:style-name="P28"/>
      <text:p text:style-name="P28"/>
      <text:p text:style-name="P28"/>
      <text:p text:style-name="P28">Definition på primtal</text:p>
      <text:p text:style-name="P28"/>
      <text:p text:style-name="P28"><text:tab/>Ett primtal är ett heltal p &gt; 1 (p ∈ ℙ) som bara har delarna ±1 och ±p.</text:p>
      <text:p text:style-name="P28"/>
      <text:p text:style-name="P28"><text:tab/>ℙ = {2, 3, 5, 11, ..., 113, ..., 85218761, ...}</text:p>
      <text:p text:style-name="P28"><text:tab/></text:p>
      <text:p text:style-name="P28"><text:tab/>Det finns oändligt många primtal.</text:p>
      <text:p text:style-name="P29"><text:soft-page-break/>Största gemensamma delare, sgd (gcd)</text:p>
      <text:p text:style-name="P29"/>
      <text:p text:style-name="P29"/>
      <text:p text:style-name="P29">Definition:</text:p>
      <text:p text:style-name="P29"/>
      <text:p text:style-name="P29"><text:tab/>Om m, n är heltal är en sgd för m, n ett heltal d sådant att:</text:p>
      <text:p text:style-name="P29"/>
      <text:p text:style-name="P29"><text:tab/><text:tab/>1)<text:tab/>d|m, d|n<text:tab/><text:tab/><text:tab/>(är gemensam delare)</text:p>
      <text:p text:style-name="P29"/>
      <text:p text:style-name="P29"><text:tab/><text:tab/>2)<text:tab/>om c|m, c|n ⇒ c | d<text:tab/>(är störst)</text:p>
      <text:p text:style-name="P29"/>
      <text:p text:style-name="P29"><text:tab/><text:tab/>3)<text:tab/>d ≥ 0<text:tab/><text:tab/><text:tab/><text:tab/>(är entydig) <text:s/>← <text:s/>nästa föreläsning!</text:p>
      <text:p text:style-name="P29"/>
      <text:p text:style-name="P29"/>
      <text:p text:style-name="P29"/>
      <text:p text:style-name="P29">Exempel:</text:p>
      <text:p text:style-name="P29"/>
      <text:p text:style-name="P30"><text:tab/>sgd(28; 49)<text:tab/>= 7</text:p>
      <text:p text:style-name="P30"><text:tab/>sgd(11; 0)<text:tab/>= 11<text:tab/><text:tab/>(11|0)</text:p>
      <text:p text:style-name="P30"><text:tab/>sgd(m; n)<text:tab/>= sgd(n; m)</text:p>
      <text:p text:style-name="P30"><text:tab/>sgd(m; 1)<text:tab/>= 1</text:p>
      <text:p text:style-name="P30"><text:tab/>sgd(0; 0)<text:tab/>= 0<text:tab/><text:tab/>(c|0)</text:p>
      <text:p text:style-name="P30"><text:tab/>sgd(±m; ±n)<text:tab/>= sgd(m; n)</text:p>
      <text:p text:style-name="P29"><text:tab/>sgd(m; n) = sdg(m + kn; n) <text:s/>ty <text:s/>c|m, c|n<text:tab/>⇔ <text:s/>c|(m + kn), c|n</text:p>
      <text:p text:style-name="P29"/>
      <text:p text:style-name="P29"><text:tab/>Speciellt:</text:p>
      <text:p text:style-name="P29"/>
      <text:p text:style-name="P29"><text:tab/><text:tab/>sgd(m; n) = sgd(n; m − qn)</text:p>
      <text:p text:style-name="P29"/>
      <text:p text:style-name="P29"/>
      <text:p text:style-name="P36">Delargrafe<text:span text:style-name="T23">n f</text:span>ör ett heltal g &gt; 0:</text:p>
      <text:p text:style-name="P29"><text:tab/></text:p>
      <text:p text:style-name="P29"><text:tab/>Punkter svarar mot all talets delare,</text:p>
      <text:p text:style-name="P29"><text:tab/>uppåtriktade strck från “direkta delare”</text:p>
      <text:p text:style-name="P29"/>
      <text:p text:style-name="P29"><draw:frame draw:style-name="fr2" draw:name="graphics3" text:anchor-type="paragraph" svg:x="2.348in" svg:y="0.0835in" svg:width="0.4165in" svg:height="1.6665in" draw:z-index="15"><draw:image xlink:href="Pictures/2000003400000422000010892F833868.svm" xlink:type="simple" xlink:show="embed" xlink:actuate="onLoad"/></draw:frame><draw:frame draw:style-name="fr2" draw:name="graphics2" text:anchor-type="paragraph" svg:x="0.4382in" svg:y="0.0972in" svg:width="1.528in" svg:height="1.6665in" draw:z-index="14"><draw:image xlink:href="Pictures/2000004D00000F290000108994C1F913.svm" xlink:type="simple" xlink:show="embed" xlink:actuate="onLoad"/></draw:frame><draw:frame draw:style-name="fr2" draw:name="graphics4" text:anchor-type="paragraph" svg:x="3.2925in" svg:y="0.0835in" svg:width="2.778in" svg:height="2.361in" draw:z-index="17"><draw:image xlink:href="Pictures/2000019900001B900000176D072EFFBC.svm" xlink:type="simple" xlink:show="embed" xlink:actuate="onLoad"/></draw:frame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><draw:ellipse text:anchor-type="paragraph" draw:z-index="19" draw:style-name="gr5" draw:text-style-name="P40" svg:width="1.4961in" svg:height="0.4689in" svg:x="3.8764in" svg:y="0.172in"><text:p/></draw:ellipse></text:p>
      <text:p text:style-name="P29"/>
      <text:p text:style-name="P29"/>
      <text:p text:style-name="P31"/>
      <text:p text:style-name="P31"/>
      <text:p text:style-name="P31"/>
      <text:p text:style-name="P31"/>
      <text:p text:style-name="P31"/>
      <text:p text:style-name="P31"/>
      <text:p text:style-name="P32"><text:tab/>En gemensam delare till m, n i en delargraf:</text:p>
      <text:p text:style-name="P32"/>
      <text:p text:style-name="P32"><text:tab/><text:tab/>Ett tal ligger under båda</text:p>
      <text:p text:style-name="P32"/>
      <text:p text:style-name="P32"><text:tab/>Att del finns en entydig största gemensamma delare ger ett</text:p>
      <text:p text:style-name="P32"><text:tab/>villkor på hur delargrafen kan se ut.</text:p>
      <text:p text:style-name="P32"/>
      <text:p text:style-name="P32"/>
      <text:p text:style-name="P32"/>
      <text:p text:style-name="P32"><draw:frame draw:style-name="fr2" draw:name="graphics5" text:anchor-type="paragraph" svg:x="1.0909in" svg:y="0.0772in" svg:width="1.1807in" svg:height="1.6665in" draw:z-index="18"><draw:image xlink:href="Pictures/2000005B00000BB700001089A8D92C65.svm" xlink:type="simple" xlink:show="embed" xlink:actuate="onLoad"/></draw:frame><text:tab/><text:tab/></text:p>
      <text:p text:style-name="P33"><text:tab/>Finns ingen sådan delargraf.</text:p>
      <text:p text:style-name="P33"><text:tab/>Ty 0 saknar sgd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margin-top="0in" fo:margin-bottom="0in" fo:text-align="start" style:justify-single-word="false" fo:text-indent="0in" style:auto-text-indent="false" style:page-number="auto" fo:break-before="auto" fo:break-after="auto" fo:background-color="transparent">
        <style:tab-stops/>
        <style:background-image/>
      </style:paragraph-properties>
      <style:text-properties style:font-name="Linux Libertine" fo:font-size="28pt" fo:font-style="normal" fo:font-weight="normal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in" fo:margin-right="0in" fo:text-align="start" style:justify-single-word="false" fo:text-indent="0in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2-20T17:36:37</dc:date>
    <dc:creator>Mattias </dc:creator>
    <meta:editing-duration>PT16H44M07S</meta:editing-duration>
    <meta:editing-cycles>34</meta:editing-cycles>
    <meta:generator>OpenOffice.org/3.2$Linux OpenOffice.org_project/320m19$Build-9505</meta:generator>
    <meta:document-statistic meta:table-count="0" meta:image-count="5" meta:object-count="8" meta:page-count="6" meta:paragraph-count="120" meta:word-count="769" meta:character-count="3663"/>
  </office:meta>
</office:document-meta>
</file>

<file path=Object 1/content.xml><?xml version="1.0" encoding="utf-8"?>
<math xmlns="http://www.w3.org/1998/Math/MathML">
  <semantics>
    <mfrac>
      <mn>37</mn>
      <mn>5</mn>
    </mfrac>
    <annotation encoding="StarMath 5.0">37 over 5</annotation>
  </semantics>
</math>
</file>

<file path=Object 2/content.xml><?xml version="1.0" encoding="utf-8"?>
<math xmlns="http://www.w3.org/1998/Math/MathML">
  <semantics>
    <mrow>
      <mi stretchy="true" mathvariant="normal">{</mi>
      <mtable>
        <mtr>
          <mtd>
            <mtext>Rationella tal</mtext>
          </mtd>
        </mtr>
        <mtr>
          <mtd>
            <mtext>Division med rest</mtext>
          </mtd>
        </mtr>
      </mtable>
    </mrow>
    <annotation encoding="StarMath 5.0">left lbrace {alignl{stack{"Rationella tal" # "Division med rest"}}} right none</annotation>
  </semantics>
</math>
</file>

<file path=Object 3/content.xml><?xml version="1.0" encoding="utf-8"?>
<math xmlns="http://www.w3.org/1998/Math/MathML">
  <semantics>
    <mrow>
      <mrow>
        <mi mathvariant="normal">x</mi>
        <mi mathvariant="normal">=</mi>
        <munder>
          <munder>
            <mrow>
              <mo stretchy="false">(</mo>
              <mrow>
                <mrow>
                  <mo stretchy="false">(</mo>
                  <mrow>
                    <mrow>
                      <mo stretchy="false">(</mo>
                      <mrow>
                        <mn>...</mn>
                        <mrow>
                          <mo stretchy="false">(</mo>
                          <mrow>
                            <mover>
                              <mover>
                                <mrow>
                                  <mo stretchy="false">(</mo>
                                  <mrow>
                                    <mrow>
                                      <msub>
                                        <mi mathvariant="normal">r</mi>
                                        <mi mathvariant="normal">n</mi>
                                      </msub>
                                      <mi mathvariant="normal">⋅</mi>
                                      <mi mathvariant="normal">t</mi>
                                    </mrow>
                                    <mo stretchy="false">+</mo>
                                    <msub>
                                      <mi mathvariant="normal">r</mi>
                                      <mrow>
                                        <mi mathvariant="normal">n</mi>
                                        <mi mathvariant="normal">−</mi>
                                        <mn>1</mn>
                                      </mrow>
                                    </msub>
                                  </mrow>
                                  <mo stretchy="false">)</mo>
                                </mrow>
                                <mo stretchy="false"></mo>
                              </mover>
                              <mstyle mathsize="125%">
                                <mrow>
                                  <msub>
                                    <mi mathvariant="normal">q</mi>
                                    <mrow>
                                      <mi mathvariant="normal">n</mi>
                                      <mi mathvariant="normal">−</mi>
                                      <mn>2</mn>
                                    </mrow>
                                  </msub>
                                </mrow>
                              </mstyle>
                            </mover>
                            <mrow>
                              <mi mathvariant="normal">t</mi>
                              <mo stretchy="false">+</mo>
                              <msub>
                                <mi mathvariant="normal">r</mi>
                                <mrow>
                                  <mi mathvariant="normal">n</mi>
                                  <mi mathvariant="normal">−</mi>
                                  <mn>2</mn>
                                </mrow>
                              </msub>
                            </mrow>
                          </mrow>
                          <mo stretchy="false">)</mo>
                        </mrow>
                        <mrow>
                          <mi mathvariant="normal">t</mi>
                          <mo stretchy="false">+</mo>
                          <mn>...</mn>
                        </mrow>
                      </mrow>
                      <mo stretchy="false">)</mo>
                    </mrow>
                    <mrow>
                      <mi mathvariant="normal">t</mi>
                      <mo stretchy="false">+</mo>
                      <msub>
                        <mi mathvariant="normal">r</mi>
                        <mn>2</mn>
                      </msub>
                    </mrow>
                  </mrow>
                  <mo stretchy="false">)</mo>
                </mrow>
                <mrow>
                  <mi mathvariant="normal">t</mi>
                  <mo stretchy="false">+</mo>
                  <msub>
                    <mi mathvariant="normal">r</mi>
                    <mn>1</mn>
                  </msub>
                </mrow>
              </mrow>
              <mo stretchy="false">)</mo>
            </mrow>
            <mo stretchy="false"></mo>
          </munder>
          <mstyle mathsize="125%">
            <mrow>
              <msub>
                <mi mathvariant="normal">q</mi>
                <mn>0</mn>
              </msub>
            </mrow>
          </mstyle>
        </munder>
      </mrow>
      <mrow>
        <mrow>
          <mi mathvariant="normal">t</mi>
          <mo stretchy="false">+</mo>
          <msub>
            <mi mathvariant="normal">r</mi>
            <mn>0</mn>
          </msub>
        </mrow>
        <mi mathvariant="normal">=</mi>
        <mtext/>
      </mrow>
    </mrow>
    <annotation encoding="StarMath 5.0">x = {{(((...({{(r_n cdot t + r_{n-1})} overbrace {size *1.25 q_{n - 2}}}t + r_{n-2})t + ...)t + r_2)t + r_1)} underbrace {size *1.25 q_0}}t + r_0 = ""</annotation>
  </semantics>
</math>
</file>

<file path=Object 4/content.xml><?xml version="1.0" encoding="utf-8"?>
<math xmlns="http://www.w3.org/1998/Math/MathML">
  <semantics>
    <mrow>
      <mrow>
        <mtext/>
        <mi mathvariant="normal">=</mi>
        <msub>
          <mi mathvariant="normal">r</mi>
          <mi mathvariant="normal">n</mi>
        </msub>
      </mrow>
      <mrow>
        <msup>
          <mi mathvariant="normal">t</mi>
          <mi mathvariant="normal">n</mi>
        </msup>
        <mo stretchy="false">+</mo>
        <msub>
          <mi mathvariant="normal">r</mi>
          <mrow>
            <mi mathvariant="normal">n</mi>
            <mi mathvariant="normal">−</mi>
            <mn>1</mn>
          </mrow>
        </msub>
      </mrow>
      <mrow>
        <mrow>
          <msup>
            <mi mathvariant="normal">t</mi>
            <mrow>
              <mi mathvariant="normal">n</mi>
              <mi mathvariant="normal">−</mi>
              <mn>1</mn>
            </mrow>
          </msup>
          <mo stretchy="false">+</mo>
          <mn>...</mn>
        </mrow>
        <mo stretchy="false">+</mo>
        <msub>
          <mi mathvariant="normal">r</mi>
          <mn>1</mn>
        </msub>
      </mrow>
      <mrow>
        <mrow>
          <msup>
            <mi mathvariant="normal">t</mi>
            <mn>1</mn>
          </msup>
          <mo stretchy="false">+</mo>
          <msub>
            <mi mathvariant="normal">r</mi>
            <mn>0</mn>
          </msub>
        </mrow>
        <mi mathvariant="normal">=</mi>
        <munder>
          <munder>
            <msub>
              <mrow>
                <mo stretchy="false">(</mo>
                <mrow>
                  <msub>
                    <mi mathvariant="normal">r</mi>
                    <mi mathvariant="normal">n</mi>
                  </msub>
                  <msub>
                    <mi mathvariant="normal">r</mi>
                    <mrow>
                      <mi mathvariant="normal">n</mi>
                      <mi mathvariant="normal">−</mi>
                      <mn>1</mn>
                    </mrow>
                  </msub>
                  <msub>
                    <mi mathvariant="normal">r</mi>
                    <mrow>
                      <mi mathvariant="normal">n</mi>
                      <mi mathvariant="normal">−</mi>
                      <mn>2</mn>
                    </mrow>
                  </msub>
                  <mn>...</mn>
                  <msub>
                    <mi mathvariant="normal">r</mi>
                    <mn>1</mn>
                  </msub>
                  <msub>
                    <mi mathvariant="normal">r</mi>
                    <mn>0</mn>
                  </msub>
                </mrow>
                <mo stretchy="false">)</mo>
              </mrow>
              <mi mathvariant="normal">t</mi>
            </msub>
            <mo stretchy="false"></mo>
          </munder>
          <mtext>x i basen t</mtext>
        </munder>
      </mrow>
    </mrow>
    <annotation encoding="StarMath 5.0">"" = r_n t^n + r_{n-1}t^{n-1} + ...  + r_1 t^1 + r_0 = {{(r_n r_{n-1} r_{n-2} ... r_1 r_0)_t} underbrace "x i basen t"}</annotation>
  </semantics>
</math>
</file>

<file path=Object 5/content.xml><?xml version="1.0" encoding="utf-8"?>
<math xmlns="http://www.w3.org/1998/Math/MathML">
  <semantics>
    <mrow>
      <mtable>
        <mtr>
          <mtd>
            <mn>2011</mn>
          </mtd>
          <mtd>
            <mrow>
              <mtext/>
              <mi mathvariant="normal">=</mi>
              <mtext/>
            </mrow>
          </mtd>
          <mtd>
            <mn>182</mn>
          </mtd>
          <mtd>
            <mrow>
              <mrow>
                <mtext/>
                <mi mathvariant="normal">⋅</mi>
                <munder accentunder="true">
                  <mn>11</mn>
                  <mo>̲</mo>
                </munder>
              </mrow>
              <mo stretchy="false">+</mo>
              <munder>
                <mn>4</mn>
                <mn>1</mn>
              </munder>
            </mrow>
          </mtd>
        </mtr>
        <mtr>
          <mtd>
            <mtext/>
          </mtd>
          <mtd>
            <mtext/>
          </mtd>
          <mtd>
            <mtext/>
          </mtd>
          <mtd>
            <mtext/>
          </mtd>
        </mtr>
        <mtr>
          <mtd>
            <mn>182</mn>
          </mtd>
          <mtd>
            <mrow>
              <mtext/>
              <mi mathvariant="normal">=</mi>
              <mtext/>
            </mrow>
          </mtd>
          <mtd>
            <mn>16</mn>
          </mtd>
          <mtd>
            <mrow>
              <mrow>
                <mtext/>
                <mi mathvariant="normal">⋅</mi>
                <munder accentunder="true">
                  <mn>11</mn>
                  <mo>̲</mo>
                </munder>
              </mrow>
              <mo stretchy="false">+</mo>
              <munder>
                <mn>6</mn>
                <mn>2</mn>
              </munder>
            </mrow>
          </mtd>
        </mtr>
        <mtr>
          <mtd>
            <mtext/>
          </mtd>
          <mtd>
            <mtext/>
          </mtd>
          <mtd>
            <mtext/>
          </mtd>
          <mtd>
            <mtext/>
          </mtd>
        </mtr>
        <mtr>
          <mtd>
            <mn>16</mn>
          </mtd>
          <mtd>
            <mrow>
              <mtext/>
              <mi mathvariant="normal">=</mi>
              <mtext/>
            </mrow>
          </mtd>
          <mtd>
            <mn>1</mn>
          </mtd>
          <mtd>
            <mrow>
              <mrow>
                <mtext/>
                <mi mathvariant="normal">⋅</mi>
                <munder accentunder="true">
                  <mn>11</mn>
                  <mo>̲</mo>
                </munder>
              </mrow>
              <mo stretchy="false">+</mo>
              <munder>
                <mn>5</mn>
                <mn>3</mn>
              </munder>
            </mrow>
          </mtd>
        </mtr>
        <mtr>
          <mtd>
            <mtext/>
          </mtd>
          <mtd>
            <mtext/>
          </mtd>
          <mtd>
            <mtext/>
          </mtd>
          <mtd>
            <mtext/>
          </mtd>
        </mtr>
        <mtr>
          <mtd>
            <mn>1</mn>
          </mtd>
          <mtd>
            <mrow>
              <mtext/>
              <mi mathvariant="normal">=</mi>
              <mtext/>
            </mrow>
          </mtd>
          <mtd>
            <mstyle mathvariant="bold">
              <mrow>
                <mn>0</mn>
              </mrow>
            </mstyle>
          </mtd>
          <mtd>
            <mrow>
              <mrow>
                <mtext/>
                <mi mathvariant="normal">⋅</mi>
                <munder accentunder="true">
                  <mn>11</mn>
                  <mo>̲</mo>
                </munder>
              </mrow>
              <mo stretchy="false">+</mo>
              <munder>
                <mn>1</mn>
                <mn>4</mn>
              </munder>
            </mrow>
          </mtd>
        </mtr>
      </mtable>
      <mi/>
      <mi mathvariant="normal">⇒</mi>
      <mrow>
        <msub>
          <mn>2011</mn>
          <mn>10</mn>
        </msub>
        <mi mathvariant="normal">=</mi>
        <msub>
          <mrow>
            <munder>
              <mn>1</mn>
              <mn>4</mn>
            </munder>
            <munder>
              <mn>5</mn>
              <mn>3</mn>
            </munder>
            <munder>
              <mn>6</mn>
              <mn>2</mn>
            </munder>
            <munder>
              <mn>4</mn>
              <mn>1</mn>
            </munder>
          </mrow>
          <mn>11</mn>
        </msub>
      </mrow>
    </mrow>
    <annotation encoding="StarMath 5.0">matrix {
2011 # ""="" # 182      # "" cdot {underline 11} + 4 csub 1 ## ""#""#""#"" ##
182  # ""="" # 16       # "" cdot {underline 11} + 6 csub 2 ## ""#""#""#"" ##
16   # ""="" # 1        # "" cdot {underline 11} + 5 csub 3 ## ""#""#""#"" ##
1    # ""="" # {bold 0} # "" cdot {underline 11} + 1 csub 4
} ~~~ drarrow 2011_10 = {{1 csub 4}{5 csub 3}{6 csub 2}{4 csub 1}}_11</annotation>
  </semantics>
</math>
</file>

<file path=Object 6/content.xml><?xml version="1.0" encoding="utf-8"?>
<math xmlns="http://www.w3.org/1998/Math/MathML">
  <semantics>
    <mrow>
      <mrow>
        <mrow>
          <mrow>
            <msub>
              <mrow>
                <munder>
                  <mn>2</mn>
                  <mn>1</mn>
                </munder>
                <munder>
                  <mn>5</mn>
                  <mn>2</mn>
                </munder>
                <munder>
                  <mn>1</mn>
                  <mn>3</mn>
                </munder>
              </mrow>
              <mn>6</mn>
            </msub>
            <mi mathvariant="normal">=</mi>
            <mrow>
              <mrow>
                <mrow>
                  <munder>
                    <mn>2</mn>
                    <mn>1</mn>
                  </munder>
                  <mi mathvariant="normal">⋅</mi>
                  <msup>
                    <mn>6</mn>
                    <mn>2</mn>
                  </msup>
                </mrow>
                <mo stretchy="false">+</mo>
                <mrow>
                  <munder>
                    <mn>5</mn>
                    <mn>2</mn>
                  </munder>
                  <mi mathvariant="normal">⋅</mi>
                  <msup>
                    <mn>6</mn>
                    <mn>1</mn>
                  </msup>
                </mrow>
              </mrow>
              <mo stretchy="false">+</mo>
              <mrow>
                <munder>
                  <mn>1</mn>
                  <mn>3</mn>
                </munder>
                <mi mathvariant="normal">⋅</mi>
                <msup>
                  <mn>6</mn>
                  <mn>0</mn>
                </msup>
              </mrow>
            </mrow>
          </mrow>
          <mi mathvariant="normal">=</mi>
          <mrow>
            <mrow>
              <mrow>
                <mn>2</mn>
                <mi mathvariant="normal">⋅</mi>
                <mn>36</mn>
              </mrow>
              <mo stretchy="false">+</mo>
              <mrow>
                <mn>5</mn>
                <mi mathvariant="normal">⋅</mi>
                <mn>6</mn>
              </mrow>
            </mrow>
            <mo stretchy="false">+</mo>
            <mn>1</mn>
          </mrow>
        </mrow>
        <mi mathvariant="normal">=</mi>
        <mrow>
          <mrow>
            <mn>72</mn>
            <mo stretchy="false">+</mo>
            <mn>30</mn>
          </mrow>
          <mo stretchy="false">+</mo>
          <mn>1</mn>
        </mrow>
      </mrow>
      <mi mathvariant="normal">=</mi>
      <msub>
        <mn>103</mn>
        <mn>10</mn>
      </msub>
    </mrow>
    <annotation encoding="StarMath 5.0">{{2 csub 1}{5 csub 2}{1 csub 3}}_6 = {2 csub 1} cdot 6^2 + {5 csub 2} cdot 6^1 + {1 csub 3} cdot 6^0 = 2 cdot 36 + 5 cdot 6 + 1 = 72 + 30 + 1 = 103_10</annotation>
  </semantics>
</math>
</file>

<file path=Object 7/content.xml><?xml version="1.0" encoding="utf-8"?>
<math xmlns="http://www.w3.org/1998/Math/MathML">
  <semantics>
    <mn>2011</mn>
    <annotation encoding="StarMath 5.0">2011</annotation>
  </semantics>
</math>
</file>

<file path=Object 8/content.xml><?xml version="1.0" encoding="utf-8"?>
<math xmlns="http://www.w3.org/1998/Math/MathML">
  <semantics>
    <mrow>
      <mtable>
        <mtr>
          <mtd>
            <mn>2011</mn>
          </mtd>
          <mtd>
            <mrow>
              <mtext/>
              <mi mathvariant="normal">=</mi>
              <mtext/>
            </mrow>
          </mtd>
          <mtd>
            <mn>1005</mn>
          </mtd>
          <mtd>
            <mrow>
              <mrow>
                <mtext/>
                <mi mathvariant="normal">⋅</mi>
                <mn>2</mn>
              </mrow>
              <mo stretchy="false">+</mo>
              <mn>1</mn>
            </mrow>
          </mtd>
        </mtr>
        <mtr>
          <mtd>
            <mn>1005</mn>
          </mtd>
          <mtd>
            <mrow>
              <mtext/>
              <mi mathvariant="normal">=</mi>
              <mtext/>
            </mrow>
          </mtd>
          <mtd>
            <mn>502</mn>
          </mtd>
          <mtd>
            <mrow>
              <mrow>
                <mtext/>
                <mi mathvariant="normal">⋅</mi>
                <mn>2</mn>
              </mrow>
              <mo stretchy="false">+</mo>
              <mn>1</mn>
            </mrow>
          </mtd>
        </mtr>
        <mtr>
          <mtd>
            <mn>502</mn>
          </mtd>
          <mtd>
            <mrow>
              <mtext/>
              <mi mathvariant="normal">=</mi>
              <mtext/>
            </mrow>
          </mtd>
          <mtd>
            <mn>251</mn>
          </mtd>
          <mtd>
            <mrow>
              <mrow>
                <mtext/>
                <mi mathvariant="normal">⋅</mi>
                <mn>2</mn>
              </mrow>
              <mo stretchy="false">+</mo>
              <mn>0</mn>
            </mrow>
          </mtd>
        </mtr>
        <mtr>
          <mtd>
            <mn>251</mn>
          </mtd>
          <mtd>
            <mrow>
              <mtext/>
              <mi mathvariant="normal">=</mi>
              <mtext/>
            </mrow>
          </mtd>
          <mtd>
            <mn>125</mn>
          </mtd>
          <mtd>
            <mrow>
              <mrow>
                <mtext/>
                <mi mathvariant="normal">⋅</mi>
                <mn>2</mn>
              </mrow>
              <mo stretchy="false">+</mo>
              <mn>1</mn>
            </mrow>
          </mtd>
        </mtr>
        <mtr>
          <mtd>
            <mn>125</mn>
          </mtd>
          <mtd>
            <mrow>
              <mtext/>
              <mi mathvariant="normal">=</mi>
              <mtext/>
            </mrow>
          </mtd>
          <mtd>
            <mn>62</mn>
          </mtd>
          <mtd>
            <mrow>
              <mrow>
                <mtext/>
                <mi mathvariant="normal">⋅</mi>
                <mn>2</mn>
              </mrow>
              <mo stretchy="false">+</mo>
              <mn>1</mn>
            </mrow>
          </mtd>
        </mtr>
        <mtr>
          <mtd>
            <mn>62</mn>
          </mtd>
          <mtd>
            <mrow>
              <mtext/>
              <mi mathvariant="normal">=</mi>
              <mtext/>
            </mrow>
          </mtd>
          <mtd>
            <mn>31</mn>
          </mtd>
          <mtd>
            <mrow>
              <mrow>
                <mtext/>
                <mi mathvariant="normal">⋅</mi>
                <mn>2</mn>
              </mrow>
              <mo stretchy="false">+</mo>
              <mn>0</mn>
            </mrow>
          </mtd>
        </mtr>
        <mtr>
          <mtd>
            <mn>31</mn>
          </mtd>
          <mtd>
            <mrow>
              <mtext/>
              <mi mathvariant="normal">=</mi>
              <mtext/>
            </mrow>
          </mtd>
          <mtd>
            <mn>15</mn>
          </mtd>
          <mtd>
            <mrow>
              <mrow>
                <mtext/>
                <mi mathvariant="normal">⋅</mi>
                <mn>2</mn>
              </mrow>
              <mo stretchy="false">+</mo>
              <mn>1</mn>
            </mrow>
          </mtd>
        </mtr>
        <mtr>
          <mtd>
            <mn>15</mn>
          </mtd>
          <mtd>
            <mrow>
              <mtext/>
              <mi mathvariant="normal">=</mi>
              <mtext/>
            </mrow>
          </mtd>
          <mtd>
            <mn>7</mn>
          </mtd>
          <mtd>
            <mrow>
              <mrow>
                <mtext/>
                <mi mathvariant="normal">⋅</mi>
                <mn>2</mn>
              </mrow>
              <mo stretchy="false">+</mo>
              <mn>1</mn>
            </mrow>
          </mtd>
        </mtr>
        <mtr>
          <mtd>
            <mn>7</mn>
          </mtd>
          <mtd>
            <mrow>
              <mtext/>
              <mi mathvariant="normal">=</mi>
              <mtext/>
            </mrow>
          </mtd>
          <mtd>
            <mn>3</mn>
          </mtd>
          <mtd>
            <mrow>
              <mrow>
                <mtext/>
                <mi mathvariant="normal">⋅</mi>
                <mn>2</mn>
              </mrow>
              <mo stretchy="false">+</mo>
              <mn>1</mn>
            </mrow>
          </mtd>
        </mtr>
        <mtr>
          <mtd>
            <mn>3</mn>
          </mtd>
          <mtd>
            <mrow>
              <mtext/>
              <mi mathvariant="normal">=</mi>
              <mtext/>
            </mrow>
          </mtd>
          <mtd>
            <mn>1</mn>
          </mtd>
          <mtd>
            <mrow>
              <mrow>
                <mtext/>
                <mi mathvariant="normal">⋅</mi>
                <mn>2</mn>
              </mrow>
              <mo stretchy="false">+</mo>
              <mn>1</mn>
            </mrow>
          </mtd>
        </mtr>
        <mtr>
          <mtd>
            <mn>1</mn>
          </mtd>
          <mtd>
            <mrow>
              <mtext/>
              <mi mathvariant="normal">=</mi>
              <mtext/>
            </mrow>
          </mtd>
          <mtd>
            <mn>0</mn>
          </mtd>
          <mtd>
            <mrow>
              <mrow>
                <mtext/>
                <mi mathvariant="normal">⋅</mi>
                <mn>2</mn>
              </mrow>
              <mo stretchy="false">+</mo>
              <mn>1</mn>
            </mrow>
          </mtd>
        </mtr>
      </mtable>
      <mi/>
      <mrow>
        <msub>
          <mn>2011</mn>
          <mn>10</mn>
        </msub>
        <mi mathvariant="normal">=</mi>
        <msub>
          <mn>11111011011</mn>
          <mn>2</mn>
        </msub>
      </mrow>
    </mrow>
    <annotation encoding="StarMath 5.0">matrix{
2011 # ""="" # 1005 # "" cdot 2 + 1 ##
1005 # ""="" #  502 # "" cdot 2 + 1 ##
 502 # ""="" #  251 # "" cdot 2 + 0 ##
 251 # ""="" #  125 # "" cdot 2 + 1 ##
 125 # ""="" #   62 # "" cdot 2 + 1 ##
  62 # ""="" #   31 # "" cdot 2 + 0 ##
  31 # ""="" #   15 # "" cdot 2 + 1 ##
  15 # ""="" #    7 # "" cdot 2 + 1 ##
   7 # ""="" #    3 # "" cdot 2 + 1 ##
   3 # ""="" #    1 # "" cdot 2 + 1 ##
   1 # ""="" #    0 # "" cdot 2 + 1
} ~~~ 2011_10 = 11111011011_2</annotation>
  </semantics>
</math>
</file>